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808080" loext:opacity="100%" fo:letter-spacing="normal"/>
    </style:style>
    <style:style style:name="P12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18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b3b3b3" loext:opacity="10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0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1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808080" loext:opacity="100%" fo:letter-spacing="normal" fo:font-style="normal" fo:font-weight="normal"/>
    </style:style>
    <style:style style:name="P24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2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fo:background-color="#ffff00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fo:background-color="#ffff00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0db1b2" fo:background-color="#ffff00"/>
    </style:style>
    <style:style style:name="P30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#ffff00" style:font-name-asian="Calibri" style:font-name-complex="Calibri"/>
    </style:style>
    <style:style style:name="P32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#ffff00" style:font-name-asian="Calibri" style:font-name-complex="Calibri"/>
    </style:style>
    <style:style style:name="P33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officeooo:paragraph-rsid="000db1b2" fo:background-color="#ffff00" style:font-name-asian="Calibri" style:font-name-complex="Calibri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loext:opacity="0%" fo:background-color="#ffff00"/>
    </style:style>
    <style:style style:name="P35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style="normal" fo:font-weight="normal"/>
    </style:style>
    <style:style style:name="T7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8" style:family="text">
      <style:text-properties style:font-name="sans-serif" fo:font-size="14pt"/>
    </style:style>
    <style:style style:name="T9" style:family="text">
      <style:text-properties fo:color="#999999" loext:opacity="100%"/>
    </style:style>
    <style:style style:name="T10" style:family="text">
      <style:text-properties officeooo:rsid="000db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OLETÍN 33</text:p>
      <text:p text:style-name="P3"/>
      <text:p text:style-name="P3"/>
      <text:p text:style-name="P3">&lt;?xml version="1.0" encoding="UTF-8"?&gt;</text:p>
      <text:p text:style-name="P4">&lt;biblioteca&gt;</text:p>
      <text:p text:style-name="P2"><text:s text:c="2"/><text:span text:style-name="T1">&lt;libro&gt;</text:span></text:p>
      <text:p text:style-name="P2"><text:s text:c="4"/><text:span text:style-name="T1">&lt;titulo&gt;La vida está en otra parte&lt;/titulo&gt;</text:span></text:p>
      <text:p text:style-name="P2"><text:s text:c="4"/><text:span text:style-name="T1">&lt;autor&gt;Milan Kunder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Pantaleón y las visitadoras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Conversación en la catedral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69"/&gt;</text:span></text:p>
      <text:p text:style-name="P2"><text:s text:c="2"/><text:span text:style-name="T1">&lt;/libro&gt;</text:span></text:p>
      <text:p text:style-name="P5">&lt;/biblioteca&gt;</text:p>
      <text:p text:style-name="P6">1- Obtener los libros escritos por Mario Vargas Llosa.</text:p>
      <text:p text:style-name="P1"><text:span text:style-name="T1"><text:s text:c="5"/></text:span><text:span text:style-name="T6">&lt;libro&gt;</text:span></text:p>
      <text:p text:style-name="P11"><text:s text:c="4"/><text:span text:style-name="T1">&lt;titulo&gt;Pantaleón y las visitadoras&lt;/titulo&gt;</text:span></text:p>
      <text:p text:style-name="P11"><text:s text:c="4"/><text:span text:style-name="T1">&lt;autor fechaNacimiento="28/03/1936"&gt;Mario Vargas Llosa&lt;/autor&gt;</text:span></text:p>
      <text:p text:style-name="P11"><text:s text:c="4"/><text:span text:style-name="T1">&lt;fechaPublicacion año="1973"/&gt;</text:span></text:p>
      <text:p text:style-name="P11"><text:s text:c="2"/><text:span text:style-name="T1">&lt;/libro&gt;</text:span></text:p>
      <text:p text:style-name="P11"><text:s text:c="2"/><text:span text:style-name="T1">&lt;libro&gt;</text:span></text:p>
      <text:p text:style-name="P11"><text:s text:c="4"/><text:span text:style-name="T1">&lt;titulo&gt;Conversación en la catedral&lt;/titulo&gt;</text:span></text:p>
      <text:p text:style-name="P11"><text:s text:c="4"/><text:span text:style-name="T1">&lt;autor fechaNacimiento="28/03/1936"&gt;Mario Vargas Llosa&lt;/autor&gt;</text:span></text:p>
      <text:p text:style-name="P11"><text:s text:c="4"/><text:span text:style-name="T1">&lt;fechaPublicacion año="1969"/&gt;</text:span></text:p>
      <text:p text:style-name="P23"><text:s text:c="2"/>&lt;/libro&gt;</text:p>
      <text:p text:style-name="P25">//autor[.='Mario Vargas Llosa']/..</text:p>
      <text:p text:style-name="P20"><text:span text:style-name="T3">2- <text:s/></text:span><text:span text:style-name="T4">Obtener el autor que haya publicado libros en 1969 de dos formas.</text:span></text:p>
      <text:p text:style-name="P26"><text:s text:c="3"/><text:span text:style-name="T5"><text:s/>&lt;autor fechaNacimiento="28/03/1936"&gt;Mario Vargas Llosa&lt;/autor&gt;</text:span></text:p>
      <text:p text:style-name="P27">//fechaPublicacion[@año=1969]/../autor</text:p>
      <text:p text:style-name="P27">//fechaPublicacion[@año=1969]/../child::autor</text:p>
      <text:p text:style-name="P27"/>
      <text:p text:style-name="P9"/>
      <text:p text:style-name="P15">3- <text:span text:style-name="T4">O</text:span><text:span text:style-name="T2">btener los títulos de los libros publicados el mismo año que la novela "La vida está en otra parte"</text:span> .</text:p>
      <text:p text:style-name="P16"/>
      <text:p text:style-name="P10">&lt;titulo&gt;La vida está en otra parte&lt;/titulo&gt;</text:p>
      <text:p text:style-name="P24">&lt;titulo&gt;Pantaleón y las visitadoras&lt;/titulo&gt;</text:p>
      <text:p text:style-name="P28">//libro[fechaPublicacion/@año=//libro[titulo='La vida está en otra parte']/fechaPublicacion/@año]/titulo</text:p>
      <text:p text:style-name="P15">4- <text:span text:style-name="T4">O</text:span><text:span text:style-name="T2">btener los títulos de los libros del mismo autor que la novela "Pantaleón y las visitadoras"</text:span> </text:p>
      <text:p text:style-name="P29">//libro[autor=//libro[titulo='Pantaleón y las visitadoras']/autor]/titulo</text:p>
      <text:p text:style-name="P10"/>
      <text:p text:style-name="P8"><text:soft-page-break/>5- Obtener los autores <text:s/>de los libros publicados el mismo año que el libro “<text:span text:style-name="T8">Pantaleón y las visitadoras"</text:span> </text:p>
      <text:p text:style-name="P12">Milan Kundera</text:p>
      <text:p text:style-name="P24"><text:span text:style-name="T9">Mario Vargas Llosa</text:span> </text:p>
      <text:p text:style-name="P28">//libro[fechaPublicacion/@año=//libro[titulo='Pantaleón y las visitadoras']/fechaPublicacion/@año]/autor/text()</text:p>
      <text:p text:style-name="P21">6- Utiliza ejes para obtener t<text:span text:style-name="T7">odos los títulos de los libros </text:span></text:p>
      <text:p text:style-name="P18"/>
      <text:p text:style-name="P19">La vida está en otra parte</text:p>
      <text:p text:style-name="P19">Pantaleón y las visitadoras</text:p>
      <text:p text:style-name="P19">Conversación en la catedral</text:p>
      <text:p text:style-name="P14"/>
      <text:p text:style-name="P31">//libro/descendant::titulo/text()</text:p>
      <text:p text:style-name="P31"/>
      <text:p text:style-name="P33">//<text:span text:style-name="T10">autor</text:span>/<text:span text:style-name="T10">preceding-sibling</text:span>::titulo/text()</text:p>
      <text:p text:style-name="P13">7- Utiliza ejes para obtener el 2º libro.</text:p>
      <text:p text:style-name="P14"/>
      <text:p text:style-name="P19">&lt;libro&gt;</text:p>
      <text:p text:style-name="P19"><text:s text:c="2"/>&lt;titulo&gt;Pantaleón y las visitadoras&lt;/titulo&gt;</text:p>
      <text:p text:style-name="P19"><text:s text:c="2"/>&lt;autor fechaNacimiento="28/03/1936"&gt;Mario Vargas Llosa&lt;/autor&gt;</text:p>
      <text:p text:style-name="P19"><text:s text:c="2"/>&lt;fechaPublicacion año="1973"/&gt;</text:p>
      <text:p text:style-name="P35">&lt;/libro&gt;</text:p>
      <text:p text:style-name="P32">//biblioteca/child::*[2]</text:p>
      <text:p text:style-name="P22">8- Utiliza ejes para obtener el titulo y el autor de los libros escritos en el año 1969.</text:p>
      <text:p text:style-name="P17">&lt;titulo&gt;Conversación en la catedral&lt;/titulo&gt;</text:p>
      <text:p text:style-name="P17">&lt;autor fechaNacimiento="28/03/1936"&gt;Mario Vargas Llosa&lt;/autor&gt;</text:p>
      <text:p text:style-name="P34">//fechaPublicacion[@año=1969]/preceding-sibling::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5T22:23:24.06</meta:creation-date>
    <dc:date>2023-04-13T12:35:00.400857766</dc:date>
    <meta:editing-duration>PT26M5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258" meta:character-count="2576" meta:non-whitespace-character-count="2281"/>
  </office:meta>
</office:document-meta>
</file>